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paragraph-properties fo:text-align="justify" style:justify-single-word="false"/>
      <style:text-properties style:font-name="Garamond" officeooo:rsid="0023c494" officeooo:paragraph-rsid="0023c494"/>
    </style:style>
    <style:style style:name="P2" style:family="paragraph" style:parent-style-name="Footnote">
      <style:paragraph-properties fo:text-align="justify" style:justify-single-word="false"/>
      <style:text-properties style:font-name="Garamond"/>
    </style:style>
    <style:style style:name="P3" style:family="paragraph" style:parent-style-name="Footnote">
      <style:paragraph-properties fo:text-align="justify" style:justify-single-word="false"/>
      <style:text-properties style:font-name="Garamond" officeooo:rsid="002f335b" officeooo:paragraph-rsid="002f335b"/>
    </style:style>
    <style:style style:name="P4" style:family="paragraph" style:parent-style-name="Footnote">
      <style:paragraph-properties fo:text-align="justify" style:justify-single-word="false"/>
      <style:text-properties style:font-name="Garamond" officeooo:rsid="002fdd52" officeooo:paragraph-rsid="002fdd52"/>
    </style:style>
    <style:style style:name="P5" style:family="paragraph" style:parent-style-name="Standard">
      <loext:graphic-properties draw:fill="none"/>
      <style:paragraph-properties fo:margin-left="0cm" fo:margin-right="0cm" fo:margin-top="0.21cm" fo:margin-bottom="0cm" loext:contextual-spacing="false" fo:line-height="115%" fo:text-align="center" style:justify-single-word="false" fo:text-indent="1.27cm" style:auto-text-indent="true" fo:background-color="transparent"/>
      <style:text-properties style:font-name="Helvetica" fo:font-size="13pt" fo:font-style="normal" fo:font-weight="bold" officeooo:rsid="0021a94c" officeooo:paragraph-rsid="00231a00" style:font-size-asian="13pt" style:font-style-asian="normal" style:font-weight-asian="bold" style:font-size-complex="13pt" style:font-style-complex="normal" style:font-weight-complex="bold"/>
    </style:style>
    <style:style style:name="P6" style:family="paragraph" style:parent-style-name="Standard">
      <loext:graphic-properties draw:fill="none"/>
      <style:paragraph-properties fo:margin-left="0cm" fo:margin-right="0cm" fo:margin-top="0.21cm" fo:margin-bottom="0cm" loext:contextual-spacing="false" fo:line-height="115%" fo:text-align="center" style:justify-single-word="false" fo:text-indent="1.27cm" style:auto-text-indent="true" fo:background-color="transparent"/>
      <style:text-properties style:font-name="Helvetica" fo:font-size="13pt" fo:font-style="normal" fo:font-weight="bold" officeooo:rsid="00425ecd" officeooo:paragraph-rsid="00425ecd" style:font-size-asian="13pt" style:font-style-asian="normal" style:font-weight-asian="bold" style:font-size-complex="13pt" style:font-style-complex="normal" style:font-weight-complex="bold"/>
    </style:style>
    <style:style style:name="P7"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style:font-name="Garamond" fo:font-size="11pt" fo:font-style="normal" fo:font-weight="normal" officeooo:rsid="0021e52a" officeooo:paragraph-rsid="00231a00" style:font-size-asian="11pt" style:font-style-asian="normal" style:font-weight-asian="normal" style:font-size-complex="11pt" style:font-style-complex="normal" style:font-weight-complex="normal"/>
    </style:style>
    <style:style style:name="P8"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style:font-name="Garamond" fo:font-size="11pt" fo:font-style="normal" fo:font-weight="normal" officeooo:rsid="0025bfdf" officeooo:paragraph-rsid="0031e6f6" style:font-size-asian="11pt" style:font-style-asian="normal" style:font-weight-asian="normal" style:font-size-complex="11pt" style:font-style-complex="normal" style:font-weight-complex="normal"/>
    </style:style>
    <style:style style:name="P9"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style:font-name="Garamond" fo:font-size="11pt" fo:font-style="normal" fo:font-weight="normal" officeooo:rsid="002f335b" officeooo:paragraph-rsid="002f335b" style:font-size-asian="11pt" style:font-style-asian="normal" style:font-weight-asian="normal" style:font-size-complex="11pt" style:font-style-complex="normal" style:font-weight-complex="normal"/>
    </style:style>
    <style:style style:name="P10"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style:font-name="Garamond" fo:font-size="11pt" fo:font-style="normal" fo:font-weight="normal" officeooo:rsid="002fdd52" officeooo:paragraph-rsid="002fdd52" style:font-size-asian="11pt" style:font-style-asian="normal" style:font-weight-asian="normal" style:font-size-complex="11pt" style:font-style-complex="normal" style:font-weight-complex="normal"/>
    </style:style>
    <style:style style:name="P11"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style:font-name="Garamond" fo:font-size="11pt" fo:font-style="normal" fo:font-weight="normal" officeooo:rsid="0031e6f6" officeooo:paragraph-rsid="0031e6f6" style:font-size-asian="11pt" style:font-style-asian="normal" style:font-weight-asian="normal" style:font-size-complex="11pt" style:font-style-complex="normal" style:font-weight-complex="normal"/>
    </style:style>
    <style:style style:name="P12"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style:font-name="Garamond" fo:font-size="11pt" fo:font-style="normal" fo:font-weight="normal" officeooo:rsid="00352cc9" officeooo:paragraph-rsid="00352cc9" style:font-size-asian="11pt" style:font-style-asian="normal" style:font-weight-asian="normal" style:font-size-complex="11pt" style:font-style-complex="normal" style:font-weight-complex="normal"/>
    </style:style>
    <style:style style:name="P13"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fo:font-size="11pt" officeooo:paragraph-rsid="0023c494" style:font-size-asian="11pt" style:font-size-complex="11pt"/>
    </style:style>
    <style:style style:name="P14"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1.27cm" style:auto-text-indent="true" fo:background-color="transparent"/>
      <style:text-properties fo:font-size="11pt" officeooo:rsid="0023c494" officeooo:paragraph-rsid="0023c494" style:font-size-asian="11pt" style:font-size-complex="11pt"/>
    </style:style>
    <style:style style:name="P15" style:family="paragraph" style:parent-style-name="Standard">
      <loext:graphic-properties draw:fill="solid" draw:fill-color="#dddddd"/>
      <style:paragraph-properties fo:margin-left="0.63cm" fo:margin-right="0.63cm" fo:margin-top="0cm" fo:margin-bottom="0cm" loext:contextual-spacing="false" fo:line-height="115%" fo:text-align="justify" style:justify-single-word="false" fo:text-indent="0cm" style:auto-text-indent="false" fo:background-color="#dddddd"/>
      <style:text-properties style:font-name="Garamond" fo:font-size="11pt" fo:font-style="italic" fo:font-weight="normal" officeooo:rsid="0031e6f6" officeooo:paragraph-rsid="0031e6f6" style:font-size-asian="11pt" style:font-style-asian="italic" style:font-weight-asian="normal" style:font-size-complex="11pt" style:font-style-complex="italic" style:font-weight-complex="normal"/>
    </style:style>
    <style:style style:name="P16" style:family="paragraph" style:parent-style-name="Standard">
      <loext:graphic-properties draw:fill="solid" draw:fill-color="#dddddd"/>
      <style:paragraph-properties fo:margin-left="0.63cm" fo:margin-right="0.63cm" fo:margin-top="0cm" fo:margin-bottom="0cm" loext:contextual-spacing="false" fo:line-height="115%" fo:text-align="end" style:justify-single-word="false" fo:text-indent="0cm" style:auto-text-indent="false" fo:background-color="#dddddd"/>
      <style:text-properties style:font-name="Garamond" fo:font-size="11pt" fo:font-style="italic" fo:font-weight="normal" officeooo:rsid="0031e6f6" officeooo:paragraph-rsid="0031e6f6" style:font-size-asian="11pt" style:font-style-asian="italic" style:font-weight-asian="normal" style:font-size-complex="11pt" style:font-style-complex="italic" style:font-weight-complex="normal"/>
    </style:style>
    <style:style style:name="P17" style:family="paragraph" style:parent-style-name="Standard" style:list-style-name="L1">
      <loext:graphic-properties draw:fill="none"/>
      <style:paragraph-properties fo:margin-left="1.27cm" fo:margin-right="0cm" fo:margin-top="0cm" fo:margin-bottom="0cm" loext:contextual-spacing="false" fo:line-height="115%" fo:text-align="justify" style:justify-single-word="false" fo:text-indent="-0.64cm" style:auto-text-indent="false" fo:background-color="transparent">
        <style:tab-stops/>
      </style:paragraph-properties>
      <style:text-properties fo:font-size="11pt" officeooo:rsid="00285505" officeooo:paragraph-rsid="00285505" style:font-size-asian="11pt" style:font-size-complex="11pt"/>
    </style:style>
    <style:style style:name="P18" style:family="paragraph" style:parent-style-name="Standard" style:list-style-name="L1">
      <loext:graphic-properties draw:fill="none"/>
      <style:paragraph-properties fo:margin-left="1.27cm" fo:margin-right="0cm" fo:margin-top="0cm" fo:margin-bottom="0cm" loext:contextual-spacing="false" fo:line-height="115%" fo:text-align="justify" style:justify-single-word="false" fo:text-indent="-0.64cm" style:auto-text-indent="false" fo:background-color="transparent">
        <style:tab-stops/>
      </style:paragraph-properties>
      <style:text-properties style:font-name="Garamond" fo:font-size="11pt" fo:font-style="normal" fo:font-weight="normal" officeooo:rsid="0029fe24" officeooo:paragraph-rsid="0029fe24" style:font-size-asian="11pt" style:font-style-asian="normal" style:font-weight-asian="normal" style:font-size-complex="11pt" style:font-style-complex="normal" style:font-weight-complex="normal"/>
    </style:style>
    <style:style style:name="P19" style:family="paragraph" style:parent-style-name="Standard" style:list-style-name="L2">
      <loext:graphic-properties draw:fill="none"/>
      <style:paragraph-properties fo:margin-top="0.21cm" fo:margin-bottom="0cm" loext:contextual-spacing="false" fo:line-height="115%" fo:text-align="justify" style:justify-single-word="false" fo:background-color="transparent"/>
      <style:text-properties style:font-name="Garamond" fo:font-size="11pt" fo:font-style="normal" fo:font-weight="normal" officeooo:rsid="00425ecd" officeooo:paragraph-rsid="00425ecd" style:font-size-asian="11pt" style:font-style-asian="normal" style:font-weight-asian="normal" style:font-size-complex="11pt" style:font-style-complex="normal" style:font-weight-complex="normal"/>
    </style:style>
    <style:style style:name="P20" style:family="paragraph" style:parent-style-name="Standard" style:list-style-name="L2">
      <loext:graphic-properties draw:fill="none"/>
      <style:paragraph-properties fo:margin-top="0.21cm" fo:margin-bottom="0cm" loext:contextual-spacing="false" fo:line-height="115%" fo:text-align="justify" style:justify-single-word="false" fo:background-color="transparent"/>
      <style:text-properties officeooo:paragraph-rsid="00425ecd"/>
    </style:style>
    <style:style style:name="P21" style:family="paragraph" style:parent-style-name="Standard" style:list-style-name="L2">
      <loext:graphic-properties draw:fill="none"/>
      <style:paragraph-properties fo:margin-top="0.21cm" fo:margin-bottom="0cm" loext:contextual-spacing="false" fo:line-height="115%" fo:text-align="justify" style:justify-single-word="false" fo:background-color="transparent"/>
      <style:text-properties officeooo:paragraph-rsid="00440a87"/>
    </style:style>
    <style:style style:name="P22" style:family="paragraph" style:parent-style-name="Standard">
      <loext:graphic-properties draw:fill="solid" draw:fill-color="#dddddd"/>
      <style:paragraph-properties fo:margin-left="0.63cm" fo:margin-right="0.63cm" fo:margin-top="0.21cm" fo:margin-bottom="0cm" loext:contextual-spacing="false" fo:line-height="115%" fo:text-align="justify" style:justify-single-word="false" fo:text-indent="0cm" style:auto-text-indent="false" fo:background-color="#dddddd"/>
      <style:text-properties style:font-name="Garamond" fo:font-size="11pt" fo:font-style="italic" fo:font-weight="normal" officeooo:rsid="0031e6f6" officeooo:paragraph-rsid="0031e6f6" style:font-size-asian="11pt" style:font-style-asian="italic" style:font-weight-asian="normal" style:font-size-complex="11pt" style:font-style-complex="italic" style:font-weight-complex="normal"/>
    </style:style>
    <style:style style:name="P23" style:family="paragraph" style:parent-style-name="Header">
      <style:paragraph-properties fo:text-align="end" style:justify-single-word="false"/>
      <style:text-properties style:font-name="Garamond" fo:font-size="11pt" fo:font-style="italic" fo:font-weight="bold" officeooo:rsid="00460163" officeooo:paragraph-rsid="0046f2ce" style:font-size-asian="9.60000038146973pt" style:font-style-asian="italic" style:font-weight-asian="bold" style:font-size-complex="11pt" style:font-style-complex="italic" style:font-weight-complex="bold"/>
    </style:style>
    <style:style style:name="P24" style:family="paragraph" style:parent-style-name="Header">
      <style:paragraph-properties fo:text-align="end" style:justify-single-word="false"/>
      <style:text-properties style:font-name="Garamond" fo:font-size="9pt" fo:font-style="italic" fo:font-weight="bold" officeooo:rsid="00460163" officeooo:paragraph-rsid="0046f2ce" style:font-size-asian="9pt" style:font-style-asian="italic" style:font-weight-asian="bold" style:font-size-complex="9pt" style:font-style-complex="italic" style:font-weight-complex="bold"/>
    </style:style>
    <style:style style:name="T1" style:family="text">
      <style:text-properties officeooo:rsid="00231a00"/>
    </style:style>
    <style:style style:name="T2" style:family="text">
      <style:text-properties fo:font-style="italic" style:font-style-asian="italic" style:font-style-complex="italic"/>
    </style:style>
    <style:style style:name="T3" style:family="text">
      <style:text-properties fo:font-style="italic" officeooo:rsid="00231a00" style:font-style-asian="italic" style:font-style-complex="italic"/>
    </style:style>
    <style:style style:name="T4" style:family="text">
      <style:text-properties fo:font-style="italic" fo:font-weight="bold" officeooo:rsid="002f335b" style:font-style-asian="italic" style:font-weight-asian="bold" style:font-style-complex="italic" style:font-weight-complex="bold"/>
    </style:style>
    <style:style style:name="T5" style:family="text">
      <style:text-properties style:font-name="Garamond" fo:font-style="normal" fo:font-weight="normal" style:font-style-asian="normal" style:font-weight-asian="normal" style:font-style-complex="normal" style:font-weight-complex="normal"/>
    </style:style>
    <style:style style:name="T6" style:family="text">
      <style:text-properties style:font-name="Garamond" fo:font-style="normal" fo:font-weight="normal" officeooo:rsid="0023c494" style:font-style-asian="normal" style:font-weight-asian="normal" style:font-style-complex="normal" style:font-weight-complex="normal"/>
    </style:style>
    <style:style style:name="T7" style:family="text">
      <style:text-properties style:font-name="Garamond" fo:font-style="normal" fo:font-weight="normal" officeooo:rsid="00285505" style:font-style-asian="normal" style:font-weight-asian="normal" style:font-style-complex="normal" style:font-weight-complex="normal"/>
    </style:style>
    <style:style style:name="T8" style:family="text">
      <style:text-properties style:font-name="Garamond" fo:font-style="normal" fo:font-weight="normal" officeooo:rsid="0025bfdf" style:font-style-asian="normal" style:font-weight-asian="normal" style:font-style-complex="normal" style:font-weight-complex="normal"/>
    </style:style>
    <style:style style:name="T9" style:family="text">
      <style:text-properties style:font-name="Garamond" fo:font-style="normal" fo:font-weight="normal" officeooo:rsid="003aa295" style:font-style-asian="normal" style:font-weight-asian="normal" style:font-style-complex="normal" style:font-weight-complex="normal"/>
    </style:style>
    <style:style style:name="T10" style:family="text">
      <style:text-properties style:font-name="Garamond" fo:font-style="normal" fo:font-weight="normal" officeooo:rsid="003b9a2a" style:font-style-asian="normal" style:font-weight-asian="normal" style:font-style-complex="normal" style:font-weight-complex="normal"/>
    </style:style>
    <style:style style:name="T11" style:family="text">
      <style:text-properties style:font-name="Garamond" fo:font-style="normal" fo:font-weight="normal" officeooo:rsid="003c80f7" style:font-style-asian="normal" style:font-weight-asian="normal" style:font-style-complex="normal" style:font-weight-complex="normal"/>
    </style:style>
    <style:style style:name="T12" style:family="text">
      <style:text-properties style:font-name="Garamond" fo:font-style="normal" fo:font-weight="normal" officeooo:rsid="003e474e" style:font-style-asian="normal" style:font-weight-asian="normal" style:font-style-complex="normal" style:font-weight-complex="normal"/>
    </style:style>
    <style:style style:name="T13" style:family="text">
      <style:text-properties style:font-name="Garamond" fo:font-style="normal" fo:font-weight="normal" officeooo:rsid="0040f839" style:font-style-asian="normal" style:font-weight-asian="normal" style:font-style-complex="normal" style:font-weight-complex="normal"/>
    </style:style>
    <style:style style:name="T14" style:family="text">
      <style:text-properties style:font-name="Garamond" fo:font-style="normal" fo:font-weight="normal" officeooo:rsid="004137c6" style:font-style-asian="normal" style:font-weight-asian="normal" style:font-style-complex="normal" style:font-weight-complex="normal"/>
    </style:style>
    <style:style style:name="T15" style:family="text">
      <style:text-properties style:font-name="Garamond" fo:font-style="normal" fo:font-weight="bold" style:font-style-asian="normal" style:font-weight-asian="bold" style:font-style-complex="normal" style:font-weight-complex="bold"/>
    </style:style>
    <style:style style:name="T16" style:family="text">
      <style:text-properties style:font-name="Garamond" fo:font-style="normal" fo:font-weight="bold" officeooo:rsid="003e474e" style:font-style-asian="normal" style:font-weight-asian="bold" style:font-style-complex="normal" style:font-weight-complex="bold"/>
    </style:style>
    <style:style style:name="T17" style:family="text">
      <style:text-properties style:font-name="Garamond" fo:font-size="11pt" fo:font-style="normal" fo:font-weight="normal" officeooo:rsid="00425ecd" style:font-size-asian="11pt" style:font-style-asian="normal" style:font-weight-asian="normal" style:font-size-complex="11pt" style:font-style-complex="normal" style:font-weight-complex="normal"/>
    </style:style>
    <style:style style:name="T18" style:family="text">
      <style:text-properties style:font-name="Garamond" fo:font-size="11pt" fo:font-style="normal" fo:font-weight="normal" officeooo:rsid="00440a87" style:font-size-asian="11pt" style:font-style-asian="normal" style:font-weight-asian="normal" style:font-size-complex="11pt" style:font-style-complex="normal" style:font-weight-complex="normal"/>
    </style:style>
    <style:style style:name="T19" style:family="text">
      <style:text-properties style:font-name="Garamond" fo:font-size="11pt" fo:font-style="italic" fo:font-weight="normal" officeooo:rsid="00425ecd" style:font-size-asian="11pt" style:font-style-asian="italic" style:font-weight-asian="normal" style:font-size-complex="11pt" style:font-style-complex="italic" style:font-weight-complex="normal"/>
    </style:style>
    <style:style style:name="T20" style:family="text">
      <style:text-properties style:font-name="Garamond" fo:font-size="11pt" fo:font-style="italic" fo:font-weight="normal" officeooo:rsid="00440a87" style:font-size-asian="11pt" style:font-style-asian="italic" style:font-weight-asian="normal" style:font-size-complex="11pt" style:font-style-complex="italic" style:font-weight-complex="normal"/>
    </style:style>
    <style:style style:name="T21" style:family="text">
      <style:text-properties officeooo:rsid="002f335b"/>
    </style:style>
    <style:style style:name="T22" style:family="text">
      <style:text-properties officeooo:rsid="0031e6f6"/>
    </style:style>
    <style:style style:name="T23" style:family="text">
      <style:text-properties officeooo:rsid="00372c89"/>
    </style:style>
    <style:style style:name="T24" style:family="text">
      <style:text-properties officeooo:rsid="0038d001"/>
    </style:style>
    <style:style style:name="T25" style:family="text">
      <style:text-properties fo:font-weight="bold" style:font-weight-asian="bold" style:font-weight-complex="bold"/>
    </style:style>
    <style:style style:name="T26" style:family="text">
      <style:text-properties fo:font-weight="bold" officeooo:rsid="002f335b" style:font-weight-asian="bold" style:font-weight-complex="bold"/>
    </style:style>
    <style:style style:name="T27" style:family="text">
      <style:text-properties fo:font-weight="bold" officeooo:rsid="0040306e" style:font-weight-asian="bold" style:font-weight-complex="bold"/>
    </style:style>
    <style:style style:name="T28" style:family="text">
      <style:text-properties officeooo:rsid="0048f4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4">Compras </text:span><text:span text:style-name="T3">online</text:span><text:span text:style-name="T1">: derechos del consumidor</text:span></text:p>
      <text:p text:style-name="P7">L<text:span text:style-name="T1">a regulación de los derechos de los consumidores en el comercio electrónico viene motivada por el uso masivo de comercio electrónico y por la necesidad de proporcionar seguridad jurídica en los procedimientos de adquisición de bienes y servicios a través de Internet. La base legislativa de este tipo de operación se encuentra en la normativa sobre la contratación entre ausentes.</text:span></text:p>
      <text:p text:style-name="P13"><text:span text:style-name="T6">El texto jurídico </text:span><text:span text:style-name="T9">de referencia fu</text:span><text:span text:style-name="T10">n</text:span><text:span text:style-name="T9">damental</text:span><text:span text:style-name="T6"> que define el alcance y el ámbito de protección y actuación en materia de derechos de los consumidores es la Directiva 83/2011</text:span><text:span text:style-name="T6"><text:note text:id="ftn1" text:note-class="footnote"><text:note-citation>1</text:note-citation><text:note-body><text:p text:style-name="P2">Directiva 2011/83/UE del Parlamento Europeo y del Consejo, de 25 de octubre de 2011, sobre los derechos de los consumidores.</text:p></text:note-body></text:note></text:span><text:span text:style-name="T6">, </text:span><text:span text:style-name="T12">que gira en torno al concepto de </text:span><text:span text:style-name="T16">consumidor</text:span><text:span text:style-name="T12">, entendiendo por tal a la </text:span><text:span text:style-name="T16">persona física que actúa con un propósito ajeno a su actividad comercial o profesión</text:span><text:span text:style-name="T12">. </text:span><text:span text:style-name="T13">A </text:span><text:span text:style-name="T14">esta Directiva</text:span><text:span text:style-name="T13"> nos referiremos </text:span><text:span text:style-name="T14">en general </text:span><text:span text:style-name="T13">en el presente documento salvo indicación explícita en sentido contrario.</text:span></text:p>
      <text:p text:style-name="P14"><text:span text:style-name="T11">Primero, l</text:span><text:span text:style-name="T5">a Ley de Ordenación del Comercio Minorista de 1996 y su posterior reforma de 2002</text:span><text:span text:style-name="T5"><text:note text:id="ftn2" text:note-class="footnote"><text:note-citation>2</text:note-citation><text:note-body><text:p text:style-name="P1">Ley 7/1996, de 15 de enero, de Ordenación del Comercio Minorista y Ley 47/2002, de 19 de diciembre, de reforma de la Ley 7/1996, de 15 de enero, de Ordenación del Comercio Minorista, para la transposición al ordenamiento jurídico español de la Directiva 97/7/CE, en materia de contratos a distancia, y para la adaptación de la Ley a diversas Directivas comunitarias.</text:p></text:note-body></text:note></text:span><text:span text:style-name="T5">, en los artículos 39, 40, </text:span><text:span text:style-name="T7">41 y 97</text:span><text:span text:style-name="T5">, establecen la </text:span><text:span text:style-name="T15">información que el consumidor tiene derecho a conocer antes de realizar su compra</text:span><text:span text:style-name="T8">:</text:span></text:p>
      <text:list xml:id="list756000556" text:style-name="L1">
        <text:list-item>
          <text:p text:style-name="P17"><text:span text:style-name="T8">L</text:span><text:span text:style-name="T5">a inequívoca presentación de la propuesta como una oferta comercial, incluyendo la identidad del vendedor y la finalidad comercial de la llamada.</text:span></text:p>
        </text:list-item>
        <text:list-item>
          <text:p text:style-name="P18">La identidad del vendedor y su dirección.</text:p>
        </text:list-item>
        <text:list-item>
          <text:p text:style-name="P18">Las características esenciales del producto.</text:p>
        </text:list-item>
        <text:list-item>
          <text:p text:style-name="P18">El precio, incluidos los impuestos.</text:p>
        </text:list-item>
        <text:list-item>
          <text:p text:style-name="P18">Los gastos de entrega y transporte, en su caso.</text:p>
        </text:list-item>
        <text:list-item>
          <text:p text:style-name="P18">La forma de pago y modalidades de entrega o de ejecución.</text:p>
        </text:list-item>
        <text:list-item>
          <text:p text:style-name="P18">La existencia de un derecho de desistimiento o resolución, o su ausencia.</text:p>
        </text:list-item>
        <text:list-item>
          <text:p text:style-name="P18">El coste de utilización del medio de comunicación a distancia.</text:p>
        </text:list-item>
        <text:list-item>
          <text:p text:style-name="P18">El plazo de validez de la oferta y del precio.</text:p>
        </text:list-item>
        <text:list-item>
          <text:p text:style-name="P18">La duración mínima del contrato en caso de contratos de suministro.</text:p>
        </text:list-item>
        <text:list-item>
          <text:p text:style-name="P18">Las circunstancias y condiciones en que el vendedor podría sustituir el producto por otro de calidad y precio equivalentes.</text:p>
        </text:list-item>
        <text:list-item>
          <text:p text:style-name="P18">La adhesión, si existe, del vendedor a procedimientos extrajudiciales de resolución de conflictos.</text:p>
        </text:list-item>
      </text:list>
      <text:p text:style-name="P8"><text:soft-page-break/>Abundando en las obligaciones <text:span text:style-name="T21">del vendedor de facilitar información previa a la transacción, las </text:span><text:span text:style-name="T26">condiciones de venta </text:span><text:span text:style-name="T4">online</text:span><text:span text:style-name="T26"> deben informar</text:span><text:span text:style-name="T21"> al consumidor de las </text:span><text:span text:style-name="T26">condiciones y métodos de pago aceptados</text:span><text:span text:style-name="T21">, los </text:span><text:span text:style-name="T26">plazos de entrega</text:span><text:span text:style-name="T21"> y los </text:span><text:span text:style-name="T26">gastos de envío y devolución</text:span><text:span text:style-name="T21"> si los hay. Cabe señalar que los contratos que se establecen suelen ser </text:span><text:span text:style-name="T26">contrato</text:span><text:span text:style-name="T27">s</text:span><text:span text:style-name="T26"> de adhesión</text:span><text:span text:style-name="T21">.</text:span></text:p>
      <text:p text:style-name="P9">La Ley de servicios de la sociedad de la información y de comercio electrónico<text:note text:id="ftn3" text:note-class="footnote"><text:note-citation>3</text:note-citation><text:note-body><text:p text:style-name="P3">Ley 34/2002, de 11 de julio, de servicios de la sociedad de la información y de comercio electrónico.</text:p></text:note-body></text:note> (art. 28) señala que <text:span text:style-name="T25">el vendedor debe confirmar la recepción de la aceptación del contrato</text:span> (a) bien mediante el envío de un acuse de recibo por correo electrónico u otro medio equivalente, en las veinticuatro horas siguientes a la recepción de la aceptación, o (b) por un medio equivalente al utilizado en el procedimiento de contratación (e.g., una página web resumen) tan pronto como el aceptante haya completado dicho procedimiento, y <text:span text:style-name="T25">de modo que la confirmación pueda ser archivada por el aceptante</text:span>.</text:p>
      <text:p text:style-name="P10">Es de notar que las <text:span text:style-name="T25">cláusulas abusivas</text:span> (|| aquéllas que generan un desequilibrio de derechos y obligaciones de las partes – en perjuicio del consumidor –) son <text:span text:style-name="T25">nulas de pleno derecho</text:span>; el contrato existe, pero la cláusula queda invalidada. Esto se encuentra regulado en la Ley General de defensa de los consumidores y usuarios<text:note text:id="ftn4" text:note-class="footnote"><text:note-citation>4</text:note-citation><text:note-body><text:p text:style-name="P4">Real Decreto Legislativo 1/2007, de 16 de noviembre, por el que se aprueba el texto refundido de la Ley General para la Defensa de los Consumidores y Usuarios y otras leyes complementarias.</text:p></text:note-body></text:note>, <text:span text:style-name="T22">que establece que son abusivas las cláusulas que</text:span></text:p>
      <text:p text:style-name="P22">a) vinculen el contrato a la voluntad del empresario,</text:p>
      <text:p text:style-name="P15">b) limiten los derechos del consumidor y usuario,</text:p>
      <text:p text:style-name="P15">c) determinen la falta de reciprocidad en el contrato,</text:p>
      <text:p text:style-name="P15">d) impongan al consumidor y usuario garantías desproporcionadas o le impongan indebidamente la carga de la prueba,</text:p>
      <text:p text:style-name="P15">e) resulten desproporcionadas en relación con el perfeccionamiento y ejecución del contrato, o</text:p>
      <text:p text:style-name="P15">f) contravengan las reglas sobre competencia y derecho aplicable.</text:p>
      <text:p text:style-name="P15"/>
      <text:p text:style-name="P16">Ley General de Defensa de los Consumidores y Usuarios (art. 82)</text:p>
      <text:p text:style-name="P11">Si se recibe el producto y éste no es el convenido o tiene defectos, todos los gastos de devolución y reenvío del nuevo producto corren a cargo del vendedor, y tal procedimiento deberá realizarse en un tiempo razonable. Se debe informar de la posibilidad de que el objeto no se halle disponible, en cuyo caso, si el aceptante conviene, el vendedor podrá suministrar un producto de igual o superior calidad, o bien se llevará a cabo una devolución en 30 días y el vendedor devolverá la suma abonada.</text:p>
      <text:p text:style-name="P12">Salvo acuerdo, <text:span text:style-name="T28">según la Directiva (art. 16) </text:span>el derecho de desistimiento no aplicará a productos (a) con precio fluctuante (e.g., acciones bursátiles); hechos «a medida» (e.g., ropa); perecederos (e.g., comida); prensa, revistas y similares; fácilmente duplicables (e.g., <text:span text:style-name="T2">software</text:span>). <text:span text:style-name="T22">Si existe derecho de desistimiento, el </text:span><text:soft-page-break/><text:span text:style-name="T22">plazo mínimo es de 7 días hábiles desde la recepción del producto, sin penalización ni necesidad de indicar motivos. Cuando se haga uso de él, el vendedor devolverá en un plazo máximo de 30 días las cantidades abonadas excepto gastos de envío, que son responsabilidad del cliente. El consumidor puede exigir que se le devuelva el doble de lo abonado, con la posibilidad de exigir una indemnización por daños y perjuicios si los hubiere.</text:span></text:p>
      <text:p text:style-name="P12">Para terminar, se debe ofrecer una garantía de dos años desde la fecha de entrega para subsanar faltas de conformidad con el producto, sustituirlo o repararlo; en los productos de segunda mano se puede convenir un plazo menor, pero nunca inferior a un año. Si el producto no fuera conforme al contrato, el consumidor puede exigir una sustitución o reparación, salvo que una de esas opciones resulte imposible. <text:span text:style-name="T23">Reparación y sustitución serán gratuitas, incluyendo los gastos necesarios para subsanar la falta (gastos de envío, materiales…); además, el usuario tendrá derecho a un servicio técnico y a la existencia de repuestos durante 5 años como mínimo a partir de la fecha en que el producto deje de fabricarse. La reparación de un producto suspende la cuenta de plazos de la garantía obligatoria. </text:span>Salvo prueba en caso contrario, se entenderá que las faltas de conformidad que se manifiesten en primeros 6 meses tras la entrega ya existían cuando el producto se entregó; a partir del sexto mes, el consumidor debe demostrar que la falta de conformidad ya existía (e.g., mediante informes periciales). Aparte de la garantía obligatoria, el vendedor puede ofrecer voluntariamente una garantía adicional.</text:p>
      <text:p text:style-name="P6">Referencias</text:p>
      <text:list xml:id="list3929821974" text:style-name="L2">
        <text:list-item>
          <text:p text:style-name="P19">Directiva 2011/83/UE del Parlamento Europeo y del Consejo, de 25 de octubre de 2011 sobre los derechos de los consumidores, por la que se modifican la Directiva 93/13/CEE del Consejo y la Directiva 1999/44/CE del Parlamento Europeo y del Consejo y se derogan la Directiva 85/577/CEE del Consejo y la Directiva 97/7/CE del Parlamento Europeo y del Consejo.</text:p>
        </text:list-item>
        <text:list-item>
          <text:p text:style-name="P19">Ley 7/1996, de 15 de enero, de Ordenación del Comercio Minorista.</text:p>
        </text:list-item>
        <text:list-item>
          <text:p text:style-name="P19">Ley 47/2002, de 19 de diciembre, de reforma de la Ley 7/1996, de 15 de enero, de Ordenación del Comercio Minorista, para la transposición al ordenamiento jurídico español de la Directiva 97/7/CE, en materia de contratos a distancia, y para la adaptación de la Ley a diversas Directivas comunitarias.</text:p>
        </text:list-item>
        <text:list-item>
          <text:p text:style-name="P19">Real Decreto Legislativo 1/2007, de 16 de noviembre, por el que se aprueba el texto refundido de la Ley General para la Defensa de los Consumidores y Usuarios y otras leyes complementarias.</text:p>
        </text:list-item>
        <text:list-item>
          <text:p text:style-name="P19">Ley 34/2002, de 11 de julio, de servicios de la sociedad de la información y de comercio electrónico.</text:p>
        </text:list-item>
        <text:list-item>
          <text:p text:style-name="P20"><text:span text:style-name="T17">Redacción (2018). Los derechos de los consumidores en las compras on-line. </text:span><text:span text:style-name="T19">Diario</text:span><text:span text:style-name="T20">j</text:span><text:span text:style-name="T19">urídico.</text:span><text:span text:style-name="T20">com</text:span><text:span text:style-name="T18">. Recuperado de </text:span><text:soft-page-break/><text:span text:style-name="T18">https://www.diariojuridico.com/derechos-de-los-consumidores-compras-on-line/ el 22 de noviembre de 2019.</text:span></text:p>
        </text:list-item>
        <text:list-item>
          <text:p text:style-name="P21"><text:span text:style-name="T18">Wolters Kluwer. (Sin fecha). Consumidores y usuarios. </text:span><text:span text:style-name="T20">Guías jurídicas de Wolters Kluwer</text:span><text:span text:style-name="T18">. Recuperado de https://guiasjuridicas.wolterskluwer.es/Content/Documento.aspx?params=H4sIAAAAAAAEAMtMSbF1jTAAAUMjAxMTtbLUouLM_DxbIwMDCwNzAwuQQGZapUt-ckhlQaptWmJOcSoA50IVsTUAAAA=WKE el 22 de noviembre de 201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6.69cm" style:type="center"/>
          <style:tab-stop style:position="13.38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69cm" style:type="center"/>
          <style:tab-stop style:position="13.381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Garamond" fo:font-size="11pt" fo:font-style="italic" fo:font-weight="bold" officeooo:rsid="00460163" officeooo:paragraph-rsid="0046f2ce" style:font-size-asian="9.60000038146973pt" style:font-style-asian="italic" style:font-weight-asian="bold" style:font-size-complex="11pt" style:font-style-complex="italic" style:font-weight-complex="bold"/>
    </style:style>
    <style:style style:name="MP2" style:family="paragraph" style:parent-style-name="Header">
      <style:paragraph-properties fo:text-align="end" style:justify-single-word="false"/>
      <style:text-properties style:font-name="Garamond" fo:font-size="9pt" fo:font-style="italic" fo:font-weight="bold" officeooo:rsid="00460163" officeooo:paragraph-rsid="0046f2ce" style:font-size-asian="9pt" style:font-style-asian="italic" style:font-weight-asian="bold" style:font-size-complex="9pt" style:font-style-complex="italic" style:font-weight-complex="bold"/>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Header"/>
      </style:header>
      <loext:header-first>
        <text:p text:style-name="MP1">Samuel Gómez Sánchez, 45136357F</text:p>
        <text:p text:style-name="MP1"/>
        <text:p text:style-name="MP2">Aspectos legales y profesionales de la informática</text:p>
        <text:p text:style-name="MP2">Grado en Ingeniería Informática</text:p>
        <text:p text:style-name="MP2">Universidad de Salamanca</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11:13:50.182000000</meta:creation-date>
    <meta:generator>LibreOffice/6.1.5.2$Linux_X86_64 LibreOffice_project/10$Build-2</meta:generator>
    <meta:editing-duration>PT1H27M17S</meta:editing-duration>
    <meta:editing-cycles>30</meta:editing-cycles>
    <dc:title>Samuel por defecto</dc:title>
    <dc:date>2019-11-25T18:00:30.218222996</dc:date>
    <meta:document-statistic meta:table-count="0" meta:image-count="0" meta:object-count="0" meta:page-count="4" meta:paragraph-count="45" meta:word-count="1378" meta:character-count="8676" meta:non-whitespace-character-count="7361"/>
    <meta:template xlink:type="simple" xlink:actuate="onRequest" xlink:title="Samuel por defecto" xlink:href="../../../C:/Users/Platón/AppData/Roaming/LibreOffice/4/user/template/Samuel%20por%20defecto.ott" meta:date="2019-11-23T11:13:44.179000000"/>
  </office:meta>
</office:document-meta>
</file>